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29.11pt" fo:break-before="auto" style:use-optimal-row-height="false"/>
    </style:style>
    <style:style style:name="ro3" style:family="table-row">
      <style:table-row-properties style:row-height="26.8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ata File Name</text:p>
          </table:table-cell>
          <table:table-cell office:value-type="string" calcext:value-type="string">
            <text:p>What it measures</text:p>
          </table:table-cell>
          <table:table-cell office:value-type="string" calcext:value-type="string">
            <text:p>Power level</text:p>
          </table:table-cell>
          <table:table-cell office:value-type="string" calcext:value-type="string">
            <text:p>Power cord</text:p>
          </table:table-cell>
          <table:table-cell office:value-type="string" calcext:value-type="string">
            <text:p>Freq range</text:p>
          </table:table-cell>
          <table:table-cell office:value-type="string" calcext:value-type="string">
            <text:p>Resolution</text:p>
          </table:table-cell>
        </table:table-row>
        <table:table-row table:style-name="ro2">
          <table:table-cell office:value-type="string" calcext:value-type="string">
            <text:p>CrossTalk1</text:p>
          </table:table-cell>
          <table:table-cell office:value-type="string" calcext:value-type="string">
            <text:p>Cross talk voltage induced 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1">
          <table:table-cell office:value-type="string" calcext:value-type="string">
            <text:p>CrossTalk2</text:p>
          </table:table-cell>
          <table:table-cell office:value-type="string" calcext:value-type="string">
            <text:p>the 36 AWG with 32 AWG dri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3">
          <table:table-cell office:value-type="string" calcext:value-type="string">
            <text:p>CrossTalk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Hz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CrossTalk4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Hz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CrossTalk5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Hz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CrosstTalk6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ut </text:p>
          </table:table-cell>
          <table:table-cell office:value-type="string" calcext:value-type="string">
            <text:p>MHz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loor1</text:p>
          </table:table-cell>
          <table:table-cell office:value-type="string" calcext:value-type="string">
            <text:p>Samples output on SA wit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4">
          <table:table-cell office:value-type="string" calcext:value-type="string">
            <text:p>Floor2</text:p>
          </table:table-cell>
          <table:table-cell office:value-type="string" calcext:value-type="string">
            <text:p>nothing attached to bot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2">
          <table:table-cell office:value-type="string" calcext:value-type="string">
            <text:p>Floor3</text:p>
          </table:table-cell>
          <table:table-cell office:value-type="string" calcext:value-type="string">
            <text:p>input and outpu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4">
          <table:table-cell office:value-type="string" calcext:value-type="string">
            <text:p>Floor4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4">
          <table:table-cell office:value-type="string" calcext:value-type="string">
            <text:p>Transformer1</text:p>
          </table:table-cell>
          <table:table-cell office:value-type="string" calcext:value-type="string">
            <text:p>Transform on input, one leg 50 oh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4">
          <table:table-cell office:value-type="string" calcext:value-type="string">
            <text:p>Transformer2</text:p>
          </table:table-cell>
          <table:table-cell office:value-type="string" calcext:value-type="string">
            <text:p>terminated, other into SA reciev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4">
          <table:table-cell office:value-type="string" calcext:value-type="string">
            <text:p>Tpair1</text:p>
          </table:table-cell>
          <table:table-cell office:value-type="string" calcext:value-type="string">
            <text:p>Attenuation with 36 AWG twis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4">
          <table:table-cell office:value-type="string" calcext:value-type="string">
            <text:p>Tpair2</text:p>
          </table:table-cell>
          <table:table-cell office:value-type="string" calcext:value-type="string">
            <text:p>pair driven by T networ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7:12:24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4:38:05.289000000</meta:creation-date>
    <dc:date>2020-02-21T17:54:15.566000000</dc:date>
    <meta:editing-duration>PT42M56S</meta:editing-duration>
    <meta:editing-cycles>3</meta:editing-cycles>
    <meta:generator>LibreOffice/6.3.2.2$Windows_X86_64 LibreOffice_project/98b30e735bda24bc04ab42594c85f7fd8be07b9c</meta:generator>
    <meta:document-statistic meta:table-count="1" meta:cell-count="75" meta:object-count="0"/>
  </office:meta>
</office:document-meta>
</file>